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3.41mm"/>
    </style:style>
    <style:style style:name="co14" style:family="table-column">
      <style:table-column-properties fo:break-before="auto" style:column-width="181.1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25" office:value-type="string" calcext:value-type="string">
            <text:p>Y/n</text:p>
          </table:table-cell>
          <table:table-cell table:style-name="ce28" office:value-type="string" calcext:value-type="string">
            <text:p>Rang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ource</text:p>
          </table:table-cell>
          <table:table-cell table:style-name="ce31" office:value-type="string" calcext:value-type="string">
            <text:p>control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part</text:p>
          </table:table-cell>
          <table:table-cell table:style-name="ce31" office:value-type="string" calcext:value-type="string">
            <text:p>kit</text:p>
          </table:table-cell>
          <table:table-cell table:style-name="ce31" office:value-type="string" calcext:value-type="string">
            <text:p>engine</text:p>
          </table:table-cell>
          <table:table-cell table:style-name="ce31" office:value-type="string" calcext:value-type="string">
            <text:p>insert</text:p>
          </table:table-cell>
          <table:table-cell table:style-name="ce31" office:value-type="string" calcext:value-type="string">
            <text:p>parameter</text:p>
          </table:table-cell>
          <table:table-cell table:style-name="ce31" office:value-type="string" calcext:value-type="string">
            <text:p>offset</text:p>
          </table:table-cell>
          <table:table-cell table:style-name="ce31" office:value-type="string" calcext:value-type="string">
            <text:p>miscmsg</text:p>
          </table:table-cell>
          <table:table-cell table:style-name="ce31" office:value-type="string" calcext:value-type="string">
            <text:p>Function / Descriptio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L = learnable</text:p>
          </table:table-cell>
          <table:table-cell table:style-name="ce25" table:number-columns-repeated="2"/>
          <table:table-cell table:style-name="ce26" office:value-type="string" calcext:value-type="string">
            <text:p>M = muteAndLoopback</text:p>
          </table:table-cell>
          <table:table-cell table:style-name="ce25" table:number-columns-repeated="4"/>
          <table:table-cell table:style-name="ce31" table:number-columns-repeated="1015"/>
        </table:table-row>
        <table:table-row table:style-name="ro1">
          <table:table-cell table:style-name="ce26" office:value-type="string" calcext:value-type="string">
            <text:p>y = also CLI → GUI</text:p>
          </table:table-cell>
          <table:table-cell table:style-name="ce25" table:number-columns-repeated="2"/>
          <table:table-cell table:style-name="ce26" office:value-type="string" calcext:value-type="string">
            <text:p>L = lowPrio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 office:value-type="string" calcext:value-type="string">
            <text:p>F = forceUpdate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9"/>
          <table:table-cell/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Other parameters may be filled in for more information.</text:p>
          </table:table-cell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Y, y</text:p>
          </table:table-cell>
          <table:table-cell table:number-columns-repeated="3" table:style-name="ce29" office:value-type="string" calcext:value-type="string">
            <text:p>any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number-columns-repeated="7" table:style-name="ce25" office:value-type="string" calcext:value-type="string">
            <text:p>any</text:p>
          </table:table-cell>
          <table:table-cell table:style-name="ce26" office:value-type="string" calcext:value-type="string">
            <text:p>Force exit at any time from any section</text:p>
          </table:table-cell>
          <table:table-cell table:style-name="ce25" table:number-columns-repeated="1009"/>
        </table:table-row>
        <table:table-row table:style-name="ro1">
          <table:table-cell table:style-name="ce26"/>
          <table:table-cell table:style-name="ce29" table:number-columns-repeated="3"/>
          <table:table-cell table:style-name="ce25" table:number-columns-repeated="1019"/>
        </table:table-row>
        <table:table-row table:style-name="ro1">
          <table:table-cell table:style-name="ce25"/>
          <table:table-cell table:style-name="ce28" table:number-columns-repeated="3"/>
          <table:table-cell table:style-name="ce31"/>
          <table:table-cell table:style-name="ce31" office:value-type="string" calcext:value-type="string">
            <text:p>CONFIG::control:: +</text:p>
          </table:table-cell>
          <table:table-cell table:style-name="ce31" table:number-columns-repeated="7"/>
          <table:table-cell table:style-name="ce31" office:value-type="string" calcext:value-type="string">
            <text:p>Config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256 to 16384</text:p>
          </table:table-cell>
          <table:table-cell table:style-name="ce29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oscillato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Oscillato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6 to 4096</text:p>
          </table:table-cell>
          <table:table-cell table:style-name="ce29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uffe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uffe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padSynthInterpol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PadSynth interpolation – linear, cubic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virtualKeyboardLayou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Virtual keyboard layout – QWERTY, Dvorak, QWERTZ, AZERT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9</text:p>
          </table:table-cell>
          <table:table-cell table:style-name="ce29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MLcompressionLevel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XML compression leve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reportsDestin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ports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 to 3</text:p>
          </table:table-cell>
          <table:table-cell table:style-name="ce29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avedInstrumentForma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aved Instrument Format</text:p>
          </table:table-cell>
          <table:table-cell table:style-name="ce31" table:number-columns-repeated="1009"/>
        </table:table-row>
        <table:table-row table:style-name="ro2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showEnginesTyp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Engines and Types <text:span text:style-name="T1">removed</text:span>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defaultStateSt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tart with default state (~/.config/yoshimi/yoshimi.state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hideNonFatalErro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Hide non-fatal erro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showSplas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splash scree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logInstrumentLoadTim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load tim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logXMLheade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XML heade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aveAllXMLdata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nclude disabled data in XML fil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enableGU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GU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enableCL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CL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nableAutoInstan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Auto Instan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enableSinglePat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single master instanc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29" table:number-columns-repeated="2"/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exposeStatus</text:p>
          </table:table-cell>
          <table:table-cell table:style-name="ce25" table:number-columns-repeated="7"/>
          <table:table-cell table:style-name="ce26" office:value-type="string" calcext:value-type="string">
            <text:p>only relevant within CL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enableHighlight</text:p>
          </table:table-cell>
          <table:table-cell table:style-name="ce25" table:number-columns-repeated="7"/>
          <table:table-cell table:style-name="ce26" office:value-type="string" calcext:value-type="string">
            <text:p>highlight current preset in GU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handlePadSynthBuild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6" office:value-type="string" calcext:value-type="string">
            <text:p>0=legacy, 1=background, 2=autoAppl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jack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MIDI sour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jack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jackServe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serve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jack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JACK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jackAutoConnect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utoconnect audio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alsa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comma separated MIDI source lis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49" calcext:value-type="float">
            <text:p>49</text:p>
          </table:table-cell>
          <table:table-cell table:style-name="ce25" office:value-type="string" calcext:value-type="string">
            <text:p>alsa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– 2</text:p>
          </table:table-cell>
          <table:table-cell table:style-name="ce29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alsaMidi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Midi Type – Fixed, Search, Externa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alsaAudioDevi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audio devi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alsa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alsaSampleRat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sample rate – 192000, 96000, 48000, 44100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4" calcext:value-type="float">
            <text:p>54</text:p>
          </table:table-cell>
          <table:table-cell table:style-name="ce25" office:value-type="string" calcext:value-type="string">
            <text:p>rea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audio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5" calcext:value-type="float">
            <text:p>55</text:p>
          </table:table-cell>
          <table:table-cell table:style-name="ce25" office:value-type="string" calcext:value-type="string">
            <text:p>rea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MIDI sourc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string" calcext:value-type="string">
            <text:p>add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d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string" calcext:value-type="string">
            <text:p>remove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delete numbere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string" calcext:value-type="string">
            <text:p>currentPresetRoo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t current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5" calcext:value-type="float">
            <text:p>65</text:p>
          </table:table-cell>
          <table:table-cell table:style-name="ce25" office:value-type="string" calcext:value-type="string">
            <text:p>bankRoot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root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7" calcext:value-type="float">
            <text:p>67</text:p>
          </table:table-cell>
          <table:table-cell table:style-name="ce25" office:value-type="string" calcext:value-type="string">
            <text:p>bank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enableProgramChang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rogram chang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9" calcext:value-type="float">
            <text:p>69</text:p>
          </table:table-cell>
          <table:table-cell table:style-name="ce25" office:value-type="string" calcext:value-type="string">
            <text:p>instChangeEnablesP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art on program chang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19, other</text:p>
          </table:table-cell>
          <table:table-cell table:style-name="ce29" table:number-columns-repeated="2"/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extendedProgramChange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Extended program change CC – other = off – ret. 255 in use by miscMsg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2" calcext:value-type="float">
            <text:p>72</text:p>
          </table:table-cell>
          <table:table-cell table:style-name="ce25" office:value-type="string" calcext:value-type="string">
            <text:p>ignoreResetAll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gnore reset all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3" calcext:value-type="float">
            <text:p>73</text:p>
          </table:table-cell>
          <table:table-cell table:style-name="ce25" office:value-type="string" calcext:value-type="string">
            <text:p>logIncoming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incoming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4" calcext:value-type="float">
            <text:p>74</text:p>
          </table:table-cell>
          <table:table-cell table:style-name="ce25" office:value-type="string" calcext:value-type="string">
            <text:p>showLearnEdito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learn edito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5" calcext:value-type="float">
            <text:p>75</text:p>
          </table:table-cell>
          <table:table-cell table:style-name="ce25" office:value-type="string" calcext:value-type="string">
            <text:p>enableNRPN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NRP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string" calcext:value-type="string">
            <text:p>saveCurrentConfig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Save current config (dummy text)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/>
          <table:table-cell table:style-name="ce25" table:number-columns-repeated="2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/>
          <table:table-cell table:style-name="ce31" office:value-type="string" calcext:value-type="string">
            <text:p>BANK::control:: +</text:p>
          </table:table-cell>
          <table:table-cell table:style-name="ce25" table:number-columns-repeated="7"/>
          <table:table-cell table:style-name="ce31" office:value-type="string" calcext:value-type="string">
            <text:p>Instruments / Banks / Roots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rea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Read instrument name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in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find instrument name - instrument, bank, roo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 office:value-type="string" calcext:value-type="string">
            <text:p>0 - 15</text:p>
          </table:table-cell>
          <table:table-cell table:style-name="ce25" table:number-columns-repeated="2"/>
          <table:table-cell table:style-name="ce26" office:value-type="string" calcext:value-type="string">
            <text:p>next in list by type or ‘*’ if list en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enam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Rename instrument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av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ave instrument - bank, root, instrument, par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delet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instrument from slot in curren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electFirstInstrumentTo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first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electSecondInstrumentAnd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second and swap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selec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bank in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renam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Rename bank - always returns root I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crea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Create bank - new ID, root ID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dele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bank - bank ID, root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return size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findBankSize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Find number of instruments BankID, RootID /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electFirstBankTo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first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selectSecondBankAnd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second and swap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im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Impor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x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Export bank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select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root or read current o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changeRootId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Change root ID – always returns old ID - id engi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addNamed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25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5"/>
          <table:table-cell table:number-columns-repeated="4"/>
          <table:table-cell table:style-name="ce25"/>
          <table:table-cell table:number-columns-repeated="1011"/>
        </table:table-row>
        <table:table-row table:style-name="ro1">
          <table:table-cell table:style-name="ce25" table:number-columns-repeated="5"/>
          <table:table-cell table:style-name="ce31" office:value-type="string" calcext:value-type="string">
            <text:p>MAIN::control:: +</text:p>
          </table:table-cell>
          <table:table-cell table:style-name="ce25" table:number-columns-repeated="7"/>
          <table:table-cell table:style-name="ce31" office:value-type="string" calcext:value-type="string">
            <text:p>Main Controls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13"/>
          <table:table-cell table:style-name="ce31" table:number-columns-repeated="1010"/>
        </table:table-row>
        <table:table-row table:style-name="ro1">
          <table:table-cell table:style-name="ce25"/>
          <table:table-cell table:style-name="ce25" office:value-type="string" calcext:value-type="string">
            <text:p>0 / 1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ono</text:p>
          </table:table-cell>
          <table:table-cell table:style-name="ce25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master mono/stereo switch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2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panLaw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General panning law (not effects) <text:s/>– cut, normal, boost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1" office:value-type="string" calcext:value-type="string">
            <text:p>SCALES::control:: +</text:p>
          </table:table-cell>
          <table:table-cell table:number-columns-repeated="7"/>
          <table:table-cell table:style-name="ce31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2" office:value-type="string" calcext:value-type="string">
            <text:p>VECTOR::control:: +</text:p>
          </table:table-cell>
          <table:table-cell table:number-columns-repeated="7"/>
          <table:table-cell table:style-name="ce31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2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5"/>
          <table:table-cell table:style-name="ce33" office:value-type="string" calcext:value-type="string">
            <text:p>PART::control:: +</text:p>
          </table:table-cell>
          <table:table-cell table:number-columns-repeated="7"/>
          <table:table-cell table:style-name="ce31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it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(CC77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13"/>
          <table:table-cell table:style-name="ce31" office:value-type="string" calcext:value-type="string">
            <text:p>Copy and Past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SYNTH::control:: +</text:p>
          </table:table-cell>
          <table:table-cell table:number-columns-repeated="7"/>
          <table:table-cell table:style-name="ce31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VOICE::control:: +</text:p>
          </table:table-cell>
          <table:table-cell table:number-columns-repeated="7"/>
          <table:table-cell table:style-name="ce31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SUBSYNTH::control:: +</text:p>
          </table:table-cell>
          <table:table-cell table:number-columns-repeated="7"/>
          <table:table-cell table:style-name="ce31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27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5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PADSYNTH::control:: +</text:p>
          </table:table-cell>
          <table:table-cell table:number-columns-repeated="7"/>
          <table:table-cell table:style-name="ce31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and build new wavetable (Note: happens automatically when control::handlePadSynthBuild == 2 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0 to 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tus update from background wavetable build after “applyChanges” or load Instrument. (offset = 0 when done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OSCILLATOR::control:: +</text:p>
          </table:table-cell>
          <table:table-cell table:number-columns-repeated="7"/>
          <table:table-cell table:style-name="ce31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oscillator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office:value-type="string" calcext:value-type="string">
            <text:p>???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2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RESONANCE::control:: +</text:p>
          </table:table-cell>
          <table:table-cell table:number-columns-repeated="7"/>
          <table:table-cell table:style-name="ce31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7"/>
          <table:table-cell table:style-name="ce31"/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5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resonance control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LFOINSERT::control:: +</text:p>
          </table:table-cell>
          <table:table-cell table:number-columns-repeated="7"/>
          <table:table-cell table:style-name="ce31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FILTERINSERT::control:: +</text:p>
          </table:table-cell>
          <table:table-cell table:number-columns-repeated="7"/>
          <table:table-cell table:style-name="ce31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6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NVELOPEINSERT::control:: +</text:p>
          </table:table-cell>
          <table:table-cell table:number-columns-repeated="7"/>
          <table:table-cell table:style-name="ce31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25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34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34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Dele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Ch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FFECT::control:: +</text:p>
          </table:table-cell>
          <table:table-cell table:number-columns-repeated="7"/>
          <table:table-cell table:style-name="ce31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MIDILEARN::control:: +</text:p>
          </table:table-cell>
          <table:table-cell table:number-columns-repeated="7"/>
          <table:table-cell table:style-name="ce31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1" table:number-columns-repeated="9"/>
          <table:table-cell table:style-name="ce36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</text:p>
          </table:table-cell>
          <table:table-cell table:style-name="ce27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2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4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27" office:value-type="string" calcext:value-type="string">
            <text:p>0/8</text:p>
          </table:table-cell>
          <table:table-cell table:style-name="ce27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6</text:p>
          </table:table-cell>
          <table:table-cell table:style-name="ce27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31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3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06:Sheet1.AMJ70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22-04-08T19:19:45.916237243</dc:date>
    <meta:editing-duration>P9DT22H31M33S</meta:editing-duration>
    <meta:editing-cycles>788</meta:editing-cycles>
    <meta:generator>LibreOffice/6.1.5.2$Linux_X86_64 LibreOffice_project/10$Build-2</meta:generator>
    <dc:creator>Hermann Voßeler</dc:creator>
    <meta:document-statistic meta:table-count="1" meta:cell-count="6331" meta:object-count="0"/>
  </office:meta>
</office:document-meta>
</file>